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ff0000"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ff0000" fo:font-size="14pt" style:font-size-asian="14pt" style:font-size-complex="14pt"/>
    </style:style>
    <style:style style:name="P8" style:family="paragraph" style:parent-style-name="Standard">
      <style:paragraph-properties style:text-autospace="none"/>
      <style:text-properties fo:color="#ff0000" fo:font-size="14pt" fo:font-style="italic" style:font-size-asian="14pt" style:font-style-asian="italic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font-style="italic" style:font-size-asian="14pt" style:font-style-asian="italic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color="#ff0000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ff0000" fo:font-size="14pt" fo:font-style="italic" style:font-size-asian="14pt" style:font-style-asian="italic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6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17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18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  <style:text-properties fo:font-size="14pt" style:font-size-asian="14pt" style:font-size-complex="14pt"/>
    </style:style>
    <style:style style:name="P22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23" style:family="paragraph" style:parent-style-name="Standard" style:list-style-name="WW8Num1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24" style:family="paragraph" style:parent-style-name="Standard">
      <style:paragraph-properties style:text-autospace="none"/>
      <style:text-properties fo:font-size="14pt" fo:background-color="#ffff00" style:font-size-asian="14pt" style:font-size-complex="14pt"/>
    </style:style>
    <style:style style:name="P25" style:family="paragraph" style:parent-style-name="Standard" style:list-style-name="WW8Num1">
      <style:paragraph-properties fo:text-align="justify" style:justify-single-word="false"/>
    </style:style>
    <style:style style:name="P26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P27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0pt" style:font-size-asian="10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"УТВЕРЖДАЮ"</text:h>
      <text:p text:style-name="P16"/>
      <text:p text:style-name="P18"><text:s text:c="48"/>Первый проректор- </text:p>
      <text:p text:style-name="P18"><text:s text:c="71"/>проректор по научной работе РУДН</text:p>
      <text:p text:style-name="P17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17"><text:span text:style-name="T1">__________________ </text:span><text:span text:style-name="T2">А.А. Костин</text:span></text:p>
      <text:p text:style-name="P18">______________________</text:p>
      <text:p text:style-name="P13"/>
      <text:p text:style-name="P13"/>
      <text:p text:style-name="P4"/>
      <text:p text:style-name="P4">ЗАКЛЮЧЕНИЕ</text:p>
      <text:p text:style-name="P3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p>
      <text:p text:style-name="P6"/>
      <text:p text:style-name="P15"><text:span text:style-name="T4">Диссертация «___Тема_диссертации___» выполнена на кафедре … факультета. </text:span><text:span text:style-name="T7"><text:tab/></text:span></text:p>
      <text:p text:style-name="P9">___ФИО_в_именительном_падеже___ … года рождения, гражданин/ка России, в …. году окончил(а) (с отличием) (полное название как в дипломе) по направлению/по специальности (строго по диплому)</text:p>
      <text:p text:style-name="P11">Медики прописывают сроки обучения в интернатуре, ординатуре.</text:p>
      <text:p text:style-name="P15"><text:span text:style-name="T4"><text:s/>С </text:span><text:span text:style-name="T6">дд.мм.гггг</text:span><text:span text:style-name="T4"> по </text:span><text:span text:style-name="T6">дд.мм.гггг</text:span><text:span text:style-name="T4">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/text:p>
      <text:p text:style-name="P14">или</text:p>
      <text:p text:style-name="P15"><text:span text:style-name="T4">С </text:span><text:span text:style-name="T6">дд.мм.гггг</text:span><text:span text:style-name="T4"> по </text:span><text:span text:style-name="T6">дд.мм.гггг</text:span><text:span text:style-name="T4"> обучалась (обучается) в аспирантуре РУДН по программе подготовки научно-педагогических кадров по направлению, не соответствующему научной специальности……, по которой подготовлена диссертация.</text:span></text:p>
      <text:p text:style-name="P14">или</text:p>
      <text:p text:style-name="P15"><text:span text:style-name="T4">С </text:span><text:span text:style-name="T6">дд.мм.гггг</text:span><text:span text:style-name="T4"> по </text:span><text:span text:style-name="T6">дд.мм.гггг</text:span><text:span text:style-name="T4"> прикреплен(а) на кафедру … РУДН для подготовки диссертации.</text:span></text:p>
      <text:p text:style-name="P14">или </text:p>
      <text:p text:style-name="P15"><text:span text:style-name="T4">В период подготовки диссертации являлась сотрудником (должность) кафедры...РУДН, где и работает по настоящее время </text:span><text:span text:style-name="T5">(если соискатель работает в той же организации,, где выполнялась работа).</text:span></text:p>
      <text:p text:style-name="P9">В настоящее время работает …</text:p>
      <text:p text:style-name="P14">или </text:p>
      <text:p text:style-name="P9">В настоящее время не работает.</text:p>
      <text:p text:style-name="P9">Документ о сдаче кандидатских экзаменов выдан в 20__ году в (ВУЗ).</text:p>
      <text:p text:style-name="P9"/>
      <text:p text:style-name="P9">Научный руководитель – Фамилия Имя Отчество, ученая степень, ученое звание, должность и место работы.</text:p>
      <text:p text:style-name="P10"><text:soft-page-break/>Тема диссертационного исследования была утверждена на заседании Ученого совета _____ факультета РУДН дд.мм.гггг, протокол № _ .</text:p>
      <text:p text:style-name="P12">Если было переутверждение:</text:p>
      <text:p text:style-name="P10">Название темы диссертационного исследования в окончательной редакции было утверждено на заседании Ученого совета _____ факультета РУДН, дд.мм.гггг, протокол № _ .</text:p>
      <text:p text:style-name="P13"/>
      <text:p text:style-name="P10">По итогам обсуждения принято следующее заключение:</text:p>
      <text:list xml:id="list105327169" text:style-name="WW8Num1">
        <text:list-item>
          <text:p text:style-name="P23">Оценка выполненной соискателем работы. </text:p>
        </text:list-item>
        <text:list-item>
          <text:p text:style-name="P22">Личное участие соискателя в получении результатов, изложенных в диссертации, состоит в:</text:p>
        </text:list-item>
        <text:list-item>
          <text:p text:style-name="P22">Степень достоверности результатов проведенных исследований. </text:p>
        </text:list-item>
        <text:list-item>
          <text:p text:style-name="P22">Новизна результатов проведенных исследований.</text:p>
        </text:list-item>
        <text:list-item>
          <text:p text:style-name="P22">Практическая значимость проведенных исследований.</text:p>
        </text:list-item>
        <text:list-item>
          <text:p text:style-name="P22">Ценность научных работ соискателя.</text:p>
        </text:list-item>
        <text:list-item>
          <text:p text:style-name="P25"><text:span text:style-name="T4">Соответствие</text:span><text:span text:style-name="T3"> пунктам</text:span><text:span text:style-name="T4"> паспорта научной специальности ___ШИФР_СПЕЦ___ ___Название_научной_специальности___</text:span></text:p>
        </text:list-item>
        <text:list-item>
          <text:p text:style-name="P27"><text:span text:style-name="Font_20_Style14"><text:span text:style-name="T4">Полнота изложения материалов диссертации в работах, опубликованных соискателем.</text:span></text:span></text:p>
        </text:list-item>
      </text:list>
      <text:p text:style-name="P20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p>
      <text:p text:style-name="P19">Диссертационная работа ___ФИО_в_родительном_падеже___ рекомендуется к публичной защите на соискание ученой степени ___кандидат_или_доктор___а ___каких_наук___ наук по специальности(ям) ___ШИФР_СПЕЦ___ ___Название_научной_специальности___ .</text:p>
      <text:p text:style-name="P21">Заключение принято на заседании кафедры …</text:p>
      <text:p text:style-name="P21">Присутствовало на заседании ____ чел. </text:p>
      <text:p text:style-name="P21">Результаты голосования: «за» – _____ чел., «против» – ____ чел., «воздержалось» – _____ чел.</text:p>
      <text:p text:style-name="P21">дд.мм.гггг., протокол № ____ .</text:p>
      <text:p text:style-name="P24"/>
      <text:p text:style-name="P2">Председательствующий на заседании:</text:p>
      <text:p text:style-name="P2">должность</text:p>
      <text:p text:style-name="P2">доктор _____ наук, профессор <text:tab/><text:tab/><text:tab/> <text:s text:c="27"/><text:tab/>ФИО </text:p>
      <text:p text:style-name="P8">(председательствующий на заседании не может являться научным руководителем соискателя) </text:p>
      <text:p text:style-name="P5"/>
      <text:p text:style-name="P1">Подпись____ удостоверяю.</text:p>
      <text:p text:style-name="P1">Ученый секретарь Ученого совета </text:p>
      <text:p text:style-name="P1">______ факультета РУДН <text:s text:c="67"/>ФИО</text:p>
      <text:p text:style-name="P1"/>
      <text:p text:style-name="P7">Печать факультета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25:00</meta:creation-date>
    <dc:date>2025-10-19T23:41:51.246135721</dc:date>
    <meta:print-date>2014-02-12T16:21:00</meta:print-date>
    <meta:editing-cycles>15</meta:editing-cycles>
    <meta:editing-duration>PT10H31M2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49" meta:word-count="401" meta:character-count="3643" meta:non-whitespace-character-count="3063"/>
  </office:meta>
</office:document-meta>
</file>